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elyn bello</meta:initial-creator>
    <meta:creation-date>2024-08-30T13:04:06</meta:creation-date>
    <dc:date>2024-08-30T13:07:30</dc:date>
    <dc:creator>katelyn bello</dc:creator>
    <meta:editing-duration>PT48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1" meta:word-count="1" meta:character-count="11"/>
  </office:meta>
</office:document-meta>
</file>